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2.14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93cm"/>
    </style:style>
    <style:style style:name="co9" style:family="table-column">
      <style:table-column-properties fo:break-before="auto" style:column-width="9.382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ee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7e57c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ef9a9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3" table:default-cell-style-name="ce17"/>
        <table:table-column table:style-name="co7" table:default-cell-style-name="ce17"/>
        <table:table-column table:style-name="co8" table:default-cell-style-name="ce31"/>
        <table:table-column table:style-name="co7" table:number-columns-repeated="1012" table:default-cell-style-name="ce31"/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table:style-name="ce19" office:value-type="string" calcext:value-type="string">
            <text:p>Modelos</text:p>
          </table:table-cell>
          <table:table-cell table:style-name="ce19" office:value-type="string" calcext:value-type="string">
            <text:p>scenario.nam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office:value-type="string" calcext:value-type="string">
            <text:p>simulaciones en HP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1_Pnig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2_Ppin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3_Fsyl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8_PsylQpyr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21" office:value-type="string" calcext:value-type="string">
            <text:p>Pnigra_stand__CyL__v01</text:p>
          </table:table-cell>
          <table:table-cell table:style-name="ce17" office:value-type="string" calcext:value-type="string">
            <text:p>Pnig_cyl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21" office:value-type="string" calcext:value-type="string">
            <text:p>Ppinaster_m_stand__iberian_peninsula__v01</text:p>
          </table:table-cell>
          <table:table-cell table:style-name="ce17" office:value-type="string" calcext:value-type="string">
            <text:p>Ppin_ip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21" office:value-type="string" calcext:value-type="string">
            <text:p>Ppinaster_me__sim__v02</text:p>
          </table:table-cell>
          <table:table-cell table:style-name="ce17" office:value-type="string" calcext:value-type="string">
            <text:p>Ppin_sim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_sim__v02</text:p>
          </table:table-cell>
          <table:table-cell table:style-name="ce17" office:value-type="string" calcext:value-type="string">
            <text:p>Psyl_sisc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gal__v01</text:p>
          </table:table-cell>
          <table:table-cell table:style-name="ce17" office:value-type="string" calcext:value-type="string">
            <text:p>Psyl_gal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High_Ebro_Basin__v01</text:p>
          </table:table-cell>
          <table:table-cell table:style-name="ce17" office:value-type="string" calcext:value-type="string">
            <text:p>Psyl_ebro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SILVES__mad__v01</text:p>
          </table:table-cell>
          <table:table-cell table:style-name="ce17" office:value-type="string" calcext:value-type="string">
            <text:p>Psyl_mad_SILVES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SILVES__si-sc__v01</text:p>
          </table:table-cell>
          <table:table-cell table:style-name="ce17" office:value-type="string" calcext:value-type="string">
            <text:p>Psyl_sisc_SILVES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21" office:value-type="string" calcext:value-type="string">
            <text:p>Qpyrenaica__cyl__v01</text:p>
          </table:table-cell>
          <table:table-cell table:style-name="ce17" office:value-type="string" calcext:value-type="string">
            <text:p>Qpyr_cyl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21" office:value-type="string" calcext:value-type="string">
            <text:p>Qrobur_stand__gal__v01</text:p>
          </table:table-cell>
          <table:table-cell table:style-name="ce17" office:value-type="string" calcext:value-type="string">
            <text:p>Qrob_gal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22" office:value-type="string" calcext:value-type="string">
            <text:p>Pnigra__cat__v01</text:p>
          </table:table-cell>
          <table:table-cell table:style-name="ce17" office:value-type="string" calcext:value-type="string">
            <text:p>Pnig_cat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2" office:value-type="string" calcext:value-type="string">
            <text:p>Psylvestris__cat_nat__v01</text:p>
          </table:table-cell>
          <table:table-cell table:style-name="ce17" office:value-type="string" calcext:value-type="string">
            <text:p>Psyl_cat_nat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2" office:value-type="string" calcext:value-type="string">
            <text:p>Psylvestris__cat_plant__v01</text:p>
          </table:table-cell>
          <table:table-cell table:style-name="ce17" office:value-type="string" calcext:value-type="string">
            <text:p>Psyl_cat_plant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24" office:value-type="string" calcext:value-type="string">
            <text:p>Ppinaster_at_stand__gal_coast__v01</text:p>
          </table:table-cell>
          <table:table-cell table:style-name="ce10" office:value-type="string" calcext:value-type="string">
            <text:p>Ppin_gal_coast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24" office:value-type="string" calcext:value-type="string">
            <text:p>Ppinaster_at_stand__gal_inland__v01</text:p>
          </table:table-cell>
          <table:table-cell table:style-name="ce10" office:value-type="string" calcext:value-type="string">
            <text:p>Ppin_gal_inland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5" office:value-type="string" calcext:value-type="string">
            <text:p>Mix4_PpinPpinea</text:p>
          </table:table-cell>
          <table:table-cell table:style-name="ce25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5" office:value-type="string" calcext:value-type="string">
            <text:p>Mix7_PhalPpin</text:p>
          </table:table-cell>
          <table:table-cell table:style-name="ce25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9" office:value-type="string" calcext:value-type="string">
            <text:p>Qpetraea_stand__ip__v01</text:p>
          </table:table-cell>
          <table:table-cell table:style-name="ce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_ca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stand__CyL__v01</text:p>
          </table:table-cell>
          <table:table-cell table:style-name="ce13"/>
          <table:table-cell table:number-columns-repeated="3"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coas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inland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_stand__iberian_peninsula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e__sim__v02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na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plan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sim__v02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ga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High_Ebro_Basin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mad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si-sc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10" office:value-type="string" calcext:value-type="string">
            <text:p>Qpyrenaica__cy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stand__ga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4_PpinPpinea</text:p>
          </table:table-cell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7_PhalPpin</text:p>
          </table:table-cell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stand__ip__v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3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1">
        <table:table-column table:style-name="co7" table:default-cell-style-name="ce1"/>
        <table:table-column table:style-name="co9" table:default-cell-style-name="ce2"/>
        <table:table-column table:style-name="co7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4_PpinPpine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7_PhalPp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Ukraine__v0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Qpetraea__pal__v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Qrobur__gal__v01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:Hoja1.K21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9:07:13.267383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09T20:41:05.408462314</dc:date>
    <meta:editing-duration>P1DT25M53S</meta:editing-duration>
    <meta:editing-cycles>29</meta:editing-cycles>
    <meta:generator>LibreOffice/7.0.6.2$Linux_X86_64 LibreOffice_project/00$Build-2</meta:generator>
    <meta:document-statistic meta:table-count="2" meta:cell-count="617" meta:object-count="0"/>
  </office:meta>
</office:document-meta>
</file>